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language="zxx" fo:country="none" style:language-asian="zxx" style:country-asian="none" style:language-complex="zxx" style:country-complex="none"/>
    </style:style>
    <style:style style:name="P6" style:family="paragraph" style:parent-style-name="Text_20_body" style:list-style-name="L1">
      <style:text-properties fo:language="zxx" fo:country="none" style:language-asian="zxx" style:country-asian="none" style:language-complex="zxx" style:country-complex="none"/>
    </style:style>
    <style:style style:name="P7" style:family="paragraph" style:parent-style-name="Text_20_body" style:list-style-name="L3">
      <style:text-properties fo:language="zxx" fo:country="none" style:language-asian="zxx" style:country-asian="none" style:language-complex="zxx" style:country-complex="none"/>
    </style:style>
    <style:style style:name="P8" style:family="paragraph" style:parent-style-name="Heading_20_1">
      <style:paragraph-properties fo:text-align="center" style:justify-single-word="false"/>
      <style:text-properties style:text-underline-style="solid" style:text-underline-width="auto" style:text-underline-color="font-color"/>
    </style:style>
    <style:style style:name="P9" style:family="paragraph" style:parent-style-name="Heading_20_2">
      <style:paragraph-properties fo:break-before="page"/>
      <style:text-properties fo:language="zxx" fo:country="none" style:language-asian="zxx" style:country-asian="none" style:language-complex="zxx" style:country-complex="none"/>
    </style:style>
    <style:style style:name="P10" style:family="paragraph" style:parent-style-name="Heading_20_2">
      <style:paragraph-properties fo:margin-top="0.423cm" fo:margin-bottom="0.212cm" fo:break-before="page" fo:keep-with-next="always"/>
      <style:text-properties style:font-name="Arial" fo:language="zxx" fo:country="none" style:font-name-asian="Andale Sans UI" style:language-asian="zxx" style:country-asian="none" style:font-name-complex="Tahoma" style:language-complex="zxx" style:country-complex="none"/>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style:text-underline-style="solid" style:text-underline-width="auto" style:text-underline-color="font-color"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dées en tout genre RPG</text:h>
      <text:p text:style-name="P1"/>
      <text:p text:style-name="P2">Ici seront notées l'ensemble de nos idées concernant un RPG "Idéal".</text:p>
      <text:p text:style-name="P2"/>
      <text:h text:style-name="Heading_20_2" text:outline-level="2">Sortilèges :</text:h>
      <text:p text:style-name="Text_20_body">Tout mage peut lancer n'importe quel sort à n'importe quel niveau. Le résultat dépendra uniquement des connaissances / niveau dans le sort.</text:p>
      <text:p text:style-name="Text_20_body"/>
      <text:p text:style-name="Text_20_body">Si le personnage ne possède pas assez de :</text:p>
      <text:list xml:id="list37682393" text:style-name="L1">
        <text:list-item>
          <text:p text:style-name="P3">Connaissances :</text:p>
        </text:list-item>
      </text:list>
      <text:list xml:id="list37667628" text:style-name="L2">
        <text:list-item>
          <text:p text:style-name="P4">Vraiment pas : rien de connu</text:p>
        </text:list-item>
        <text:list-item>
          <text:p text:style-name="P4">Pas beaucoup : juste le titre</text:p>
        </text:list-item>
        <text:list-item>
          <text:p text:style-name="P4">Beaucoup : titre + descriptif + détails effets</text:p>
          <text:p text:style-name="P4"/>
        </text:list-item>
      </text:list>
      <text:list xml:id="list38194748" text:continue-list="list37682393" text:style-name="L1">
        <text:list-item>
          <text:p text:style-name="P6">Maitrise par rapport au niveau du perso :</text:p>
        </text:list-item>
      </text:list>
      <text:list xml:id="list37659231" text:style-name="L3">
        <text:list-item>
          <text:p text:style-name="P7">Sort facile : rien ne se passe</text:p>
        </text:list-item>
        <text:list-item>
          <text:p text:style-name="P7">Sort de haut niveau : risque de blessure / mort / effet aléatoire</text:p>
        </text:list-item>
      </text:list>
      <text:p text:style-name="P5"/>
      <text:p text:style-name="P5">La maitrise vient avec la pratique du sort en question ou d'un autre sort de la même ecole de magie.</text:p>
      <text:p text:style-name="P5">La connaissance vient au travers de la lecture ou à travers des résultats d'expérience (si réussite du sort alors gain d'expérience).</text:p>
      <text:p text:style-name="P5"/>
      <text:p text:style-name="Text_20_body"><text:span text:style-name="T2">Exemple</text:span><text:span text:style-name="T1"> : Invocation de démon</text:span></text:p>
      <text:p text:style-name="P5">Réussite totale : le demon apparait et aide le joueur</text:p>
      <text:p text:style-name="P5">Echec partiel : le démon invoqué est hors de contrôle (attention, il sera dès lors possible de tenter de reprendre le controle)</text:p>
      <text:p text:style-name="P5">Echec total : 10.000 tonnes de laves sont téléportées avec dispersion aléatoire à l'endroit de l'invocation (ce qui peut etre bien sa tombe sur un adversaire) ou pire encore, le joueur est téléporté en enfer.</text:p>
      <text:p text:style-name="P5"/>
      <text:p text:style-name="P5">Le joueur peut posséder des compétences d'anti-magie, il s'oppose alors psychiquement au lancer de sort de son adversaire. (Exemple : le joueur peu rencontrer un monstre très nul mais capable de bloquer toutes ses attaques magiques)</text:p>
      <text:p text:style-name="P5">==&gt; Classe de perso : Chasseur de sorcières (corps à corps + anti-magie)</text:p>
      <text:p text:style-name="P5"/>
      <text:h text:style-name="P9" text:outline-level="2">Equipement :</text:h>
      <text:p text:style-name="P5"/>
      <text:p text:style-name="P5">L'armure diminue les points de dégats reçus mais au plus l'armure est lourde au moins le personnage est rapide. Ce qui se traduit par une perte de dextérité. Une force suffisante peut, quant à elle, faire baisser le malus de dextérité. (même chose avec tout l'equipement, y compris les sacs à dos).</text:p>
      <text:p text:style-name="P5"/>
      <text:p text:style-name="P5">Les différents types d'armes/armures : tranchants/perforants/contondants</text:p>
      <text:p text:style-name="P5"/>
      <text:p text:style-name="P5">Ce qui est portables dépend des contenants (sac à dos / sacoche / bandouillère). Les objets occupent différents types de place. (potion=&gt;bandouillère / épée =&gt; dos / carquois =&gt; dos)</text:p>
      <text:p text:style-name="P5"/>
      <text:p text:style-name="P5">Possibilité de voyager avec une mule / charette en dehors des donjons.</text:p>
      <text:p text:style-name="P5"/>
      <text:h text:style-name="P10" text:outline-level="2">Combat : </text:h>
      <text:p text:style-name="P5"/>
      <text:p text:style-name="P5">Frapper/parer est fatiguant, il faut éviter que les combats ne s'éternisent (c'est aussi valable pour les ennemis, qui, s'ils sont exténués, risquent de tenter de fuir).</text:p>
      <text:p text:style-name="P5">Les dégats reçus/touchés dépendent de l'état de fatigue. Ainsi, un personnage fatigués sera plus vulnérable car ne pourra pas parer efficacement. (d'où l'intérêt d'utiliser des potions d'endurance permettant de reprendre instantanément des forces).</text:p>
      <text:p text:style-name="P5">Les dégats échangés sont généralement graves pour le héros comme pour l'ennemi.(Une bonne armure change considérablement les blessures. =&gt; Une armure de plate est un véritable bastion face à un gourdin en bois gobelin).</text:p>
      <text:p text:style-name="P5">Exemple : une épée possède 10-20 pts d'anti-armure tranchant face à une armure de cuir à 10 pts d'armure tranchant.</text:p>
      <text:p text:style-name="P5">Les dégats sont alors résolu comme suit :</text:p>
      <text:p text:style-name="P5">10&gt;&lt;10 pts : rien du tout</text:p>
      <text:p text:style-name="P5">15&gt;&lt;10 pts : blessure légère (bleu = perte de points de fatigue)- blessure ouverte (nécessite un bandage pour contrer une possible infection)</text:p>
      <text:p text:style-name="P5">20&gt;&lt;10 pts : blessure moyenne – os brisé (bras inutilisable =&gt; ne peut plus frapper / jambes =&gt; impossible de courir + tombe par terre)</text:p>
      <text:p text:style-name="P5">30&gt;&lt;10 pts : blessure grave (bras arraché nécessite soins rapides et coma au bout de quelques minutes)</text:p>
      <text:p text:style-name="P5">40&gt;&lt;10 pts: blessure mortelle (le joueur/monstre est tué sur le coup)</text:p>
      <text:p text:style-name="P5"/>
      <text:p text:style-name="P5">Pour toucher, comparaison entre la dextérité des deux opposants. Même chose pour deux mages mais avec un jet de volon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25M55S</meta:editing-duration>
    <meta:editing-cycles>31</meta:editing-cycles>
    <meta:generator>OpenOffice.org/3.1$Win32 OpenOffice.org_project/310m19$Build-9420</meta:generator>
    <dc:date>2010-02-22T18:07:30.61</dc:date>
    <dc:creator>Corentin Naisse</dc:creator>
    <meta:document-statistic meta:table-count="0" meta:image-count="0" meta:object-count="0" meta:page-count="3" meta:paragraph-count="37" meta:word-count="594" meta:character-count="3531"/>
    <meta:user-defined meta:name="Info 1"/>
    <meta:user-defined meta:name="Info 2"/>
    <meta:user-defined meta:name="Info 3"/>
    <meta:user-defined meta:name="Info 4"/>
  </office:meta>
</office:document-meta>
</file>